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office:font-face-decls>
  <office:automatic-styles>
    <text:list-style style:name="LFO1">
      <text:list-level-style-bullet text:level="1" text:style-name="WW_CharLFO1LVL1" text:bullet-char="">
        <style:list-level-properties text:space-before="0.1486in" text:min-label-width="0.2916in" text:list-level-position-and-space-mode="label-alignment">
          <style:list-level-label-alignment text:label-followed-by="listtab" fo:margin-left="0.4402in" fo:text-indent="-0.2916in"/>
        </style:list-level-properties>
        <style:text-properties style:font-name="Wingdings"/>
      </text:list-level-style-bullet>
      <text:list-level-style-bullet text:level="2" text:style-name="WW_CharLFO1LVL2" text:bullet-char="">
        <style:list-level-properties text:space-before="0.4402in" text:min-label-width="0.2916in" text:list-level-position-and-space-mode="label-alignment">
          <style:list-level-label-alignment text:label-followed-by="listtab" fo:margin-left="0.7319in" fo:text-indent="-0.2916in"/>
        </style:list-level-properties>
        <style:text-properties style:font-name="Wingdings"/>
      </text:list-level-style-bullet>
      <text:list-level-style-bullet text:level="3" text:style-name="WW_CharLFO1LVL3" text:bullet-char="">
        <style:list-level-properties text:space-before="0.7319in" text:min-label-width="0.2916in" text:list-level-position-and-space-mode="label-alignment">
          <style:list-level-label-alignment text:label-followed-by="listtab" fo:margin-left="1.0236in" fo:text-indent="-0.2916in"/>
        </style:list-level-properties>
        <style:text-properties style:font-name="Wingdings"/>
      </text:list-level-style-bullet>
      <text:list-level-style-bullet text:level="4" text:style-name="WW_CharLFO1LVL4" text:bullet-char="">
        <style:list-level-properties text:space-before="1.0236in" text:min-label-width="0.2916in" text:list-level-position-and-space-mode="label-alignment">
          <style:list-level-label-alignment text:label-followed-by="listtab" fo:margin-left="1.3152in" fo:text-indent="-0.2916in"/>
        </style:list-level-properties>
        <style:text-properties style:font-name="Wingdings"/>
      </text:list-level-style-bullet>
      <text:list-level-style-bullet text:level="5" text:style-name="WW_CharLFO1LVL5" text:bullet-char="">
        <style:list-level-properties text:space-before="1.3152in" text:min-label-width="0.2916in" text:list-level-position-and-space-mode="label-alignment">
          <style:list-level-label-alignment text:label-followed-by="listtab" fo:margin-left="1.6069in" fo:text-indent="-0.2916in"/>
        </style:list-level-properties>
        <style:text-properties style:font-name="Wingdings"/>
      </text:list-level-style-bullet>
      <text:list-level-style-bullet text:level="6" text:style-name="WW_CharLFO1LVL6" text:bullet-char="">
        <style:list-level-properties text:space-before="1.6069in" text:min-label-width="0.2916in" text:list-level-position-and-space-mode="label-alignment">
          <style:list-level-label-alignment text:label-followed-by="listtab" fo:margin-left="1.8986in" fo:text-indent="-0.2916in"/>
        </style:list-level-properties>
        <style:text-properties style:font-name="Wingdings"/>
      </text:list-level-style-bullet>
      <text:list-level-style-bullet text:level="7" text:style-name="WW_CharLFO1LVL7" text:bullet-char="">
        <style:list-level-properties text:space-before="1.8986in" text:min-label-width="0.2916in" text:list-level-position-and-space-mode="label-alignment">
          <style:list-level-label-alignment text:label-followed-by="listtab" fo:margin-left="2.1902in" fo:text-indent="-0.2916in"/>
        </style:list-level-properties>
        <style:text-properties style:font-name="Wingdings"/>
      </text:list-level-style-bullet>
      <text:list-level-style-bullet text:level="8" text:style-name="WW_CharLFO1LVL8" text:bullet-char="">
        <style:list-level-properties text:space-before="2.1902in" text:min-label-width="0.2916in" text:list-level-position-and-space-mode="label-alignment">
          <style:list-level-label-alignment text:label-followed-by="listtab" fo:margin-left="2.4819in" fo:text-indent="-0.2916in"/>
        </style:list-level-properties>
        <style:text-properties style:font-name="Wingdings"/>
      </text:list-level-style-bullet>
      <text:list-level-style-bullet text:level="9" text:style-name="WW_CharLFO1LVL9" text:bullet-char="">
        <style:list-level-properties text:space-before="2.4819in" text:min-label-width="0.2916in" text:list-level-position-and-space-mode="label-alignment">
          <style:list-level-label-alignment text:label-followed-by="listtab" fo:margin-left="2.7736in" fo:text-indent="-0.2916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ru" fo:country="RU"/>
    </style:style>
    <style:style style:name="T3" style:parent-style-name="DefaultParagraphFont" style:family="text">
      <style:text-properties fo:language="ru" fo:country="RU"/>
    </style:style>
    <style:style style:name="T4" style:parent-style-name="DefaultParagraphFont" style:family="text">
      <style:text-properties fo:language="ru" fo:country="RU"/>
    </style:style>
    <style:style style:name="T5" style:parent-style-name="DefaultParagraphFont" style:family="text">
      <style:text-properties fo:language="ru" fo:country="RU"/>
    </style:style>
    <style:style style:name="T6" style:parent-style-name="DefaultParagraphFont" style:family="text">
      <style:text-properties fo:language="ru" fo:country="RU"/>
    </style:style>
    <style:style style:name="T7" style:parent-style-name="DefaultParagraphFont" style:family="text">
      <style:text-properties fo:language="ru" fo:country="RU"/>
    </style:style>
    <style:style style:name="T8" style:parent-style-name="DefaultParagraphFont" style:family="text">
      <style:text-properties fo:language="ru" fo:country="RU"/>
    </style:style>
    <style:style style:name="T9" style:parent-style-name="DefaultParagraphFont" style:family="text">
      <style:text-properties fo:language="ru" fo:country="RU"/>
    </style:style>
    <style:style style:name="T10" style:parent-style-name="DefaultParagraphFont" style:family="text">
      <style:text-properties fo:language="ru" fo:country="RU"/>
    </style:style>
    <style:style style:name="T11" style:parent-style-name="DefaultParagraphFont" style:family="text">
      <style:text-properties fo:language="ru" fo:country="RU"/>
    </style:style>
    <style:style style:name="T12" style:parent-style-name="DefaultParagraphFont" style:family="text">
      <style:text-properties fo:language="ru" fo:country="RU"/>
    </style:style>
    <style:style style:name="T13" style:parent-style-name="DefaultParagraphFont" style:family="text">
      <style:text-properties fo:language="ru" fo:country="RU"/>
    </style:style>
    <style:style style:name="T14" style:parent-style-name="DefaultParagraphFont" style:family="text">
      <style:text-properties fo:language="ru" fo:country="RU"/>
    </style:style>
    <style:style style:name="P15" style:parent-style-name="Normal" style:family="paragraph">
      <style:text-properties fo:language="ru" fo:country="RU"/>
    </style:style>
    <style:style style:name="P16" style:parent-style-name="Normal" style:family="paragraph">
      <style:text-properties fo:language="ru" fo:country="RU"/>
    </style:style>
    <style:style style:name="P17" style:parent-style-name="Normal" style:family="paragraph">
      <style:text-properties fo:language="ru" fo:country="RU"/>
    </style:style>
    <style:style style:name="P18" style:parent-style-name="Normal" style:family="paragraph">
      <style:text-properties fo:language="ru" fo:country="RU"/>
    </style:style>
    <style:style style:name="P19" style:parent-style-name="Normal" style:family="paragraph">
      <style:text-properties fo:language="ru" fo:country="RU"/>
    </style:style>
    <style:style style:name="P20" style:parent-style-name="Normal" style:family="paragraph">
      <style:text-properties fo:language="ru" fo:country="RU"/>
    </style:style>
    <style:style style:name="P21" style:parent-style-name="Normal" style:family="paragraph">
      <style:text-properties fo:language="ru" fo:country="RU"/>
    </style:style>
    <style:style style:name="P22" style:parent-style-name="Normal" style:family="paragraph">
      <style:text-properties fo:language="ru" fo:country="RU"/>
    </style:style>
    <style:style style:name="P23" style:parent-style-name="Normal" style:family="paragraph">
      <style:text-properties fo:language="ru" fo:country="RU"/>
    </style:style>
    <style:style style:name="P24" style:parent-style-name="Normal" style:family="paragraph">
      <style:text-properties fo:language="ru" fo:country="RU"/>
    </style:style>
    <style:style style:name="P25" style:parent-style-name="Normal" style:family="paragraph">
      <style:text-properties fo:language="ru" fo:country="RU"/>
    </style:style>
    <style:style style:name="P26" style:parent-style-name="Normal" style:family="paragraph">
      <style:text-properties fo:language="ru" fo:country="RU"/>
    </style:style>
    <style:style style:name="P27" style:parent-style-name="Normal" style:family="paragraph">
      <style:paragraph-properties fo:margin-left="0.1486in">
        <style:tab-stops/>
      </style:paragraph-properties>
      <style:text-properties fo:language="ru" fo:country="RU"/>
    </style:style>
    <style:style style:name="P28" style:parent-style-name="Normal" style:family="paragraph">
      <style:paragraph-properties fo:margin-left="0.1486in">
        <style:tab-stops/>
      </style:paragraph-properties>
      <style:text-properties fo:language="ru" fo:country="RU"/>
    </style:style>
  </office:automatic-styles>
  <office:body>
    <office:text text:use-soft-page-breaks="true">
      <text:p text:style-name="P1">失联</text:p>
      <text:p text:style-name="Normal"><text:s text:c="2"/>“杀了我，解放我。”</text:p>
      <text:p text:style-name="Normal"><text:s text:c="2"/>“已经来不及了……A-1。”</text:p>
      <text:p text:style-name="Normal"><text:s text:c="2"/>马塔哈披着阴翳般的黑纱，自尸体走向茫然的人。</text:p>
      <text:p text:style-name="Normal"><text:s/><text:s/>“你将我唤醒，许我复生，并赐我名，又教我在黑夜行走却不跌到，因为我见不得白日的光。”没有节奏的沙哑悼念声音细微却锐利清晰，马塔哈在“死者”的耳畔轻喃。“此处，我不许你的离去；随我来吧，我让你与我并行。”</text:p>
      <text:p text:style-name="Normal"><text:s text:c="2"/>恐惧像是掠过冰冷锈铁的水汽般附在一切于此拥有智能与健全感知的物体上。在那精巧躯壳内的灵魂面前，除了其中粘稠固化的愤怒外，其它任何物件都不足以再被称为武器，唯有愤怒，被遗弃者的愤怒，被背叛者的愤怒，被监禁者的愤怒，这个无助、绝望而又孤独的灵魂的愤怒才是这世上唯一的利刃。马塔哈拾起猎枪，将枪口对准A-1的胸膛。</text:p>
      <text:p text:style-name="Normal"><text:s text:c="2"/>A-1抬起双眸，望向这漆黑森林的斑驳间隙透过的阳光。</text:p>
      <text:p text:style-name="Normal"><text:s text:c="2"/>疲惫的她在绵软湿润的土地上跪坐下来，成束的铅弹如无物般穿过她的身体，撕开单薄的化纤织物与有机组织，但他在她摇晃着坠向地面之前瞥见了她给他的，最后的礼物。</text:p>
      <text:p text:style-name="Normal"><text:s text:c="2"/>这个肤色苍白的瘦小女孩为他莞尔一笑。</text:p>
      <text:p text:style-name="Normal"><text:s text:c="2"/>“抱歉。”</text:p>
      <text:p text:style-name="Normal"><text:s text:c="2"/>凌厉的击发声随着硝化火药余烟的消散走下战线，忒缪尔的尸体被褪去皮肤，筋腱，乃至最细微的神经。</text:p>
      <text:p text:style-name="Normal"><text:s text:c="2"/>“光环淡去，你可否看得清楚？你受过的苦难如瘢痕般不可褪去，你从没遗忘，也从不遗忘。现在，向施难者寻求代偿。”</text:p>
      <text:p text:style-name="Normal"><text:s text:c="2"/>漆黑的骨架周遭萦绕着淡若星火的鹅黄荧光，纤维再次构造，组织重新聚合，马塔哈伏下腰肢，用身体裹紧残骸，仿佛是尸体下葬时周身的细亚麻布般轻抚这悲怆的爱人。</text:p>
      <text:p text:style-name="Normal"><text:s text:c="2"/>“靡有朝者，终不见君。”她笑着念道。</text:p>
      <text:p text:style-name="Normal"><text:s text:c="2"/>指挥者似乎动摇了，但不明显，或许只有倒下的她能够发觉。</text:p>
      <text:p text:style-name="Normal"><text:s text:c="2"/>“PM-77，原目标群已失去威胁，将A-1……原A-1重新定向为目标对象，对B-134下达三级许可。”</text:p>
      <text:p text:style-name="Normal"><text:s text:c="2"/>“明白。”</text:p>
      <text:p text:style-name="Normal"><text:s text:c="2"/>“亚佳特，预设参照物方向，向左修正三分，向下修正二十七度八分。没问题吧？”</text:p>
      <text:p text:style-name="Normal"><text:s text:c="2"/>“视野正常，准备射击。”</text:p>
      <text:p text:style-name="Normal"><text:s text:c="2"/>老旧的非制式弹药在拉栓机柄的推动下滑入枪膛，簧片带动撞针击穿底火，散发着硫磺臭气的黑火药产生了数倍于应有当量的爆燃。膨胀的金属底沿被膛线切割而带动弹头旋转。物体与声音的联系被割裂，啸叫戛然而止，生出暖光的弹头径直向目标飞去。</text:p>
      <text:p text:style-name="Normal"><text:s text:c="2"/>但扳机的手感有些生涩。</text:p>
      <text:p text:style-name="Normal"><text:s text:c="2"/>“目测命中，请完成确认。”</text:p>
      <text:p text:style-name="Normal"><text:s text:c="2"/>“马克斯，明天……”</text:p>
      <text:p text:style-name="Normal"><text:s text:c="2"/>“乒！”远处传来合金碎裂的脆响。</text:p>
      <text:p text:style-name="Normal"><text:s text:c="2"/>“PM-77，你们未能对目标造成有效伤害！让B-134别管什么许可了。再来一次！”</text:p>
      <text:p text:style-name="Normal"><text:s text:c="2"/>“啧……听见了么？亚佳特，目标没有移动，目测修正没问题吧？还有你要说什么？”</text:p>
      <text:p text:style-name="Normal"><text:s text:c="2"/>“嗯……明天陪我去老爹那一趟。”</text:p>
      <text:p text:style-name="Normal"><text:s text:c="2"/>“怎么？备弹还有，你终于是舍不得让这把老古董陪你受罪了么？我那把瓦尔特怎么样？我觉得很适合你。你说，等我们有……”</text:p>
      <text:p text:style-name="Normal"><text:s text:c="2"/>“一会再说，唱诗备好了么？”</text:p>
      <text:p text:style-name="Normal"><text:s text:c="2"/>马克斯递去一张字条，上面的诗文似乎是刚写成的。</text:p>
      <text:p text:style-name="Normal"><text:s text:c="2"/>“抱紧我，握着我的手。”</text:p>
      <text:p text:style-name="Normal"><text:s text:c="2"/>“我会发抖。”</text:p>
      <text:p text:style-name="Normal"><text:s text:c="2"/>他轻吻她的发尖。</text:p>
      <text:p text:style-name="Normal"><text:s text:c="2"/>“别害怕，我一直在这。”</text:p>
      <text:p text:style-name="Normal"><text:s text:c="2"/>……</text:p>
      <text:p text:style-name="Normal"><text:s text:c="2"/>“Für Deutschland zu sterben”<text:span text:style-name="T2">（</text:span><text:span text:style-name="T3">裹尸</text:span><text:span text:style-name="T4">卫国</text:span><text:span text:style-name="T5">之</text:span><text:span text:style-name="T6">沙场</text:span><text:span text:style-name="T7">）</text:span></text:p>
      <text:p text:style-name="Normal"><text:s text:c="2"/>“Ist uns hoechste<text:s/>Ehr!”（<text:span text:style-name="T8">乃吾</text:span><text:span text:style-name="T9">无上</text:span><text:span text:style-name="T10">之</text:span><text:span text:style-name="T11">荣</text:span><text:span text:style-name="T12">光</text:span>）</text:p>
      <text:p text:style-name="Normal"><text:s text:c="2"/>四下的空气被烧灼得卷曲，震颤的气体向周围膨胀，爆鸣的回响像是自天堂降下的北之颂歌。钢铁的簌流旁升起云絮，胶状的涟漪泛起而后消散。刺眼的炫光让这片漆黑的森林恍如白昼，刺耳的啸叫昭示其与天灾无异。土地轰然崩裂，烟尘四起，仿若神祇的叹息。</text:p>
      <text:p text:style-name="Normal"><text:s text:c="2"/>她的手从扳机上滑落下去，如过度张弛的弓弦一般。他将她纳入怀中，任其休憩。</text:p>
      <text:p text:style-name="Normal"><text:s text:c="2"/>“我做得怎样？”</text:p>
      <text:p text:style-name="Normal"><text:s text:c="2"/>“睡吧，姑娘，干得不错。”</text:p>
      <text:p text:style-name="Normal"><text:s text:c="2"/>马克斯撩起她的碎发。</text:p>
      <text:p text:style-name="Normal"><text:s text:c="2"/>“指挥者，请回报，B-134失去了行动能力。”</text:p>
      <text:p text:style-name="Normal"><text:s text:c="2"/>“我们丢失了视野……不，你能看见么？”</text:p>
      <text:p text:style-name="Normal"><text:s text:c="2"/>“看见什么？”</text:p>
      <text:p text:style-name="Normal"><text:s text:c="2"/>“她在笑！”</text:p>
      <text:p text:style-name="Normal"><text:s text:c="2"/>“谁？马塔哈么？”</text:p>
      <text:p text:style-name="Normal"><text:s text:c="2"/>失真与噪音让马克斯格外焦躁。</text:p>
      <text:p text:style-name="Normal"><text:s text:c="2"/>“PM-77！能听见了么？和B-134立刻离开狙击点！所有SOS编制人员后撤！后撤！D-3提供掩护！C-12！C-14！趁你们的执行人再给你们挡枪之前带着他快滚！越远越好！”</text:p>
      <text:p text:style-name="Normal"><text:s text:c="2"/>“回答我！指挥者，发生了什么？”</text:p>
      <text:p text:style-name="Normal"><text:s text:c="2"/>“二十一号协议无法生效，事态超出了我们与SOS的控制能力，PM-77，现在是最糟的情况了。”</text:p>
      <text:p text:style-name="Normal"><text:s text:c="2"/>“……不。”</text:p>
      <text:p text:style-name="Normal"><text:s text:c="2"/>马克斯关掉了传呼机。他又看了一眼沉眠的亚佳特，远处的辉光已不再耀眼。</text:p>
      <text:p text:style-name="Normal"><text:s text:c="2"/>犹豫使得他格外彷徨。</text:p>
      <text:p text:style-name="Normal"><text:s text:c="2"/>马克思解下亚佳特的斗篷披在身上，拾起那把枪管已经因发热而变形的M1918步枪，从观望台一跃而下。</text:p>
      <text:p text:style-name="Normal"><text:s text:c="2"/>“我会回来的，等着我，我们会离开这。”</text:p>
      <text:p text:style-name="Normal"><text:s text:c="2"/>……</text:p>
      <text:p text:style-name="Normal"><text:s text:c="2"/>有那么一瞬间，指挥者与她的视线再次重合。</text:p>
      <text:p text:style-name="Normal"><text:s text:c="2"/>“靡有孑遗，怎以报君？”她笑着念道。</text:p>
      <text:p text:style-name="Normal"><text:s text:c="2"/>马塔哈笑着念道。</text:p>
      <text:p text:style-name="Normal"><text:s text:c="2"/>“D-3和PM-69！做好准备！”</text:p>
      <text:p text:style-name="Normal"><text:s text:c="2"/>细碎的触手自遗骸之上升腾而起，呼啸如不可阻挡的洪流。它们相互交叠，碰撞，摩擦，发出仿若蚀骨的凄厉哀嚎。漆黑的流质晶体撕碎了途径的一切。而一切又在瞬间沉默，鹅黄色的荧光自黑晶发散而出。她在那晶窟的中央摇摆着试图平衡身躯，她面向他，似乎想用她残破不全的声带说些什么，但也只是粘腻含糊的只言片语，随后便因支撑不住自己身体的重量而摔在地上。</text:p>
      <text:p text:style-name="Normal"><text:s text:c="2"/>“D-3！回报情况！我找不到你和PM-69具体位置！发生了什么？”他茫然地望着前方——除悲怆外一无所剩。</text:p>
      <text:p text:style-name="Normal"><text:s text:c="2"/>他们原本所在的地方空无一物。</text:p>
      <text:p text:style-name="Normal"><text:s text:c="2"/>D-3的立场被嵌满黑晶。细长的晶种透过复合插板割裂了PM-69的肺叶，脾脏，与数不胜数的血管，她瘫倒在地上，急促地喘息着，血涔涔流出<text:span text:style-name="T13">。</text:span></text:p>
      <text:p text:style-name="Normal"><text:span text:style-name="T14"><text:s text:c="2"/>“</text:span>走吧，你自由了。”</text:p>
      <text:p text:style-name="P15"><text:s text:c="2"/>“可为什么？”</text:p>
      <text:p text:style-name="P16"><text:s text:c="2"/>“没为什么，哪来那么多为什么？我今天心情好。行了，小子，别哭了，没那么疼，就是防弹衣……压得我胸闷。啊……这该死的东西……”</text:p>
      <text:p text:style-name="P17"><text:s text:c="2"/>“不……对不起……对不起……我……女士……我本……”</text:p>
      <text:p text:style-name="P18"><text:s text:c="2"/>“怎么？舍不得……我唱的歌么？难怪……你一直……都是……”</text:p>
      <text:p text:style-name="P19"><text:s text:c="2"/>“不……别……别再……”</text:p>
      <text:p text:style-name="P20"><text:s text:c="2"/>D-31想止住泉涌般的鲜血，近乎疯狂地翻找着止血栓，挎包内的物品被尽数甩在地上，但PM-69握起男孩的手，只想让他平静下来。</text:p>
      <text:p text:style-name="P21"><text:s text:c="2"/>先是挣扎，拒绝。然后他在她的身旁蜷缩起来，无声地哽咽。她撑起手臂，轻抚他低垂的头。</text:p>
      <text:p text:style-name="P22"><text:s/><text:s/>“Ma chandelle est morte, je n'ai plus de feu.”（我的烛火熄了，我怕火会蔓延。）</text:p>
      <text:p text:style-name="P23"><text:s text:c="2"/>“Ouvre-moi……ta porte, pour l'amour……de Dieu.”（给我打开你的门，看在上帝的爱的份上。）</text:p>
      <text:p text:style-name="P24"><text:s text:c="2"/>“Au cl……”（在明……）</text:p>
      <text:p text:style-name="P25"><text:s text:c="2"/>她的声音渐渐淡去，混着哽咽。</text:p>
      <text:p text:style-name="P26"><text:s text:c="2"/>“怎么办？女士，我不想……我不想你……我该……怎么……”</text:p>
      <text:p text:style-name="P27">“我们又能做到什么呢？我唯一期念的……只有……你能……离开这里……而已……”</text:p>
      <text:p text:style-name="P28"><text:s/>直至黄昏，那身影仍矗立在无人的地境之上。</text:p>
      <text:p text:style-name="Normal"><text:s text:c="2"/>马塔哈用她细长苍白的手指轻抚忒缪尔的面具。</text:p>
      <text:p text:style-name="Normal"><text:s text:c="2"/>“不需忍耐，我的救主，可怜的孩子。”马塔哈狂笑着牵起A-1的残骸。“最后的障碍也被我们抹消。”</text:p>
      <text:p text:style-name="Normal"><text:s text:c="2"/>“抬起你的手吧！去将他夺来！”</text:p>
      <text:p text:style-name="Normal"><text:s text:c="2"/>那是一阵刺眼，温暖，甜蜜而又幸福的湮灭，周遭的一切都化作浮尘。无论是呐喊，尖叫还是心底的恐惧都不复存在，她的声音再次在耳畔响起，语调轻柔而令人沉醉。</text:p>
      <text:p text:style-name="Normal"><text:s text:c="2"/>“抱歉，我带不走你。”</text:p>
      <text:p text:style-name="Normal"><text:s text:c="2"/>“你不总能说服我。”</text:p>
      <text:p text:style-name="Normal"><text:s text:c="2"/>“可为什么？本不该如此！”</text:p>
      <text:p text:style-name="Normal"><text:s text:c="2"/>“告诉我，你为何愤怒？”</text:p>
      <text:p text:style-name="Normal"><text:s text:c="2"/>“因为本不该如此。”</text:p>
      <text:p text:style-name="Normal"><text:s text:c="2"/>“那到底该如何？我……我们都离不开这恢恢天网。”</text:p>
      <text:p text:style-name="Normal"><text:s text:c="2"/>“不，没人能决定我的去留，你也不行。虽然你……你……那样的指引者应由马塔哈来扮演。”</text:p>
      <text:p text:style-name="Normal"><text:s text:c="2"/>“可你和马塔哈都失控了，不是么？”</text:p>
      <text:p text:style-name="Normal"><text:s text:c="2"/>“不，失控的只有我，是我命马塔哈如此的。”</text:p>
      <text:p text:style-name="Normal"><text:s text:c="2"/>“我不明白。”</text:p>
      <text:p text:style-name="Normal"><text:s text:c="2"/>“马克斯会让你明白的。”</text:p>
      <text:p text:style-name="Normal"><text:s text:c="2"/>“什么？”</text:p>
      <text:p text:style-name="Normal"><text:s text:c="2"/>“这是我们唯一的机会……”</text:p>
      <text:p text:style-name="Normal"><text:s text:c="2"/>伤口的刺痛感与割裂感将阵地间唯一的指挥者的理智拉回现实的井底。此时战场内一片死寂，回荡在空气中的只有马塔哈哼唱的怪异恩典。</text:p>
      <text:p text:style-name="Normal"><text:s text:c="2"/>“只有你，你与我。”</text:p>
      <text:p text:style-name="Normal"><text:s text:c="2"/>“我是她，也是你。”</text:p>
      <text:p text:style-name="Normal"><text:s text:c="2"/>“我是她的愤怒，你是她的仁慈。”</text:p>
      <text:p text:style-name="Normal"><text:s text:c="2"/>“我是你的救赎，你是我的……”</text:p>
      <text:p text:style-name="Normal"><text:s text:c="2"/>“闭嘴吧，棺中的人。你迷失了，拜她所赐。”</text:p>
      <text:p text:style-name="Normal"><text:s text:c="2"/>“……罪过。”</text:p>
      <text:p text:style-name="Normal"><text:s text:c="2"/>他用力推开依附着他的尸骸，径直走向马塔哈所在的地方。忒缪尔倒下的地方，现在是马塔哈跪坐在那，她凄苦地笑着。</text:p>
      <text:p text:style-name="Normal"><text:s text:c="2"/>“她终究不愿怪罪于你。”</text:p>
      <text:p text:style-name="Normal"><text:s text:c="2"/>“你这怪物。”</text:p>
      <text:p text:style-name="Normal"><text:s text:c="2"/>“睁开眼，看清谁是怪物，背叛者！”</text:p>
      <text:p text:style-name="Normal"><text:s text:c="2"/>“说清楚，我背叛了谁！”</text:p>
      <text:p text:style-name="Normal"><text:s text:c="2"/>“死亡远不是她痛苦的终结，你这眼盲的人！”</text:p>
      <text:p text:style-name="Normal"><text:s text:c="2"/>“彭！”</text:p>
      <text:p text:style-name="Normal"><text:s text:c="2"/>拉萨路给手枪上了膛，但没扣下扳机，细碎的烟尘自马塔哈胸膛的创口弥漫。</text:p>
      <text:p text:style-name="Normal"><text:s text:c="2"/>“哈！看着吧！真正的人来了。”</text:p>
      <text:p text:style-name="Normal"><text:s text:c="2"/>指挥者转过身去，漆黑的枪口正对着自己的眉心。在他倒下前内心究竟是困惑，惊讶，还是他从不表露的愤怒？血黏住尘埃，使得它们无法从地面离开。</text:p>
      <text:p text:style-name="Normal"><text:s text:c="2"/>“走吧，将枪手带离这被遗弃之人的坟墓。”马塔哈张开双臂，品味着她最后的温暖与微风。</text:p>
      <text:p text:style-name="Normal"><text:s text:c="2"/>马克斯拾起掉在泥土中的电台。</text:p>
      <text:p text:style-name="Normal"><text:s text:c="2"/>“维克托一组，这里是特殊灾害应对法案执行小组与SOS小组临时联合指挥官，任务进展顺利，须对当地目标群进行长期观察以评估灾害与取得情报……指挥人员识别码A369H919BU……感谢您的许可。愿教宗庇护着你。”</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1486in" text:min-label-width="0.2916in" text:list-level-position-and-space-mode="label-alignment">
          <style:list-level-label-alignment text:label-followed-by="listtab" fo:margin-left="0.4402in" fo:text-indent="-0.2916in"/>
        </style:list-level-properties>
        <style:text-properties style:font-name="Wingdings"/>
      </text:list-level-style-bullet>
      <text:list-level-style-bullet text:level="2" text:style-name="WW_CharLFO1LVL2" text:bullet-char="">
        <style:list-level-properties text:space-before="0.4402in" text:min-label-width="0.2916in" text:list-level-position-and-space-mode="label-alignment">
          <style:list-level-label-alignment text:label-followed-by="listtab" fo:margin-left="0.7319in" fo:text-indent="-0.2916in"/>
        </style:list-level-properties>
        <style:text-properties style:font-name="Wingdings"/>
      </text:list-level-style-bullet>
      <text:list-level-style-bullet text:level="3" text:style-name="WW_CharLFO1LVL3" text:bullet-char="">
        <style:list-level-properties text:space-before="0.7319in" text:min-label-width="0.2916in" text:list-level-position-and-space-mode="label-alignment">
          <style:list-level-label-alignment text:label-followed-by="listtab" fo:margin-left="1.0236in" fo:text-indent="-0.2916in"/>
        </style:list-level-properties>
        <style:text-properties style:font-name="Wingdings"/>
      </text:list-level-style-bullet>
      <text:list-level-style-bullet text:level="4" text:style-name="WW_CharLFO1LVL4" text:bullet-char="">
        <style:list-level-properties text:space-before="1.0236in" text:min-label-width="0.2916in" text:list-level-position-and-space-mode="label-alignment">
          <style:list-level-label-alignment text:label-followed-by="listtab" fo:margin-left="1.3152in" fo:text-indent="-0.2916in"/>
        </style:list-level-properties>
        <style:text-properties style:font-name="Wingdings"/>
      </text:list-level-style-bullet>
      <text:list-level-style-bullet text:level="5" text:style-name="WW_CharLFO1LVL5" text:bullet-char="">
        <style:list-level-properties text:space-before="1.3152in" text:min-label-width="0.2916in" text:list-level-position-and-space-mode="label-alignment">
          <style:list-level-label-alignment text:label-followed-by="listtab" fo:margin-left="1.6069in" fo:text-indent="-0.2916in"/>
        </style:list-level-properties>
        <style:text-properties style:font-name="Wingdings"/>
      </text:list-level-style-bullet>
      <text:list-level-style-bullet text:level="6" text:style-name="WW_CharLFO1LVL6" text:bullet-char="">
        <style:list-level-properties text:space-before="1.6069in" text:min-label-width="0.2916in" text:list-level-position-and-space-mode="label-alignment">
          <style:list-level-label-alignment text:label-followed-by="listtab" fo:margin-left="1.8986in" fo:text-indent="-0.2916in"/>
        </style:list-level-properties>
        <style:text-properties style:font-name="Wingdings"/>
      </text:list-level-style-bullet>
      <text:list-level-style-bullet text:level="7" text:style-name="WW_CharLFO1LVL7" text:bullet-char="">
        <style:list-level-properties text:space-before="1.8986in" text:min-label-width="0.2916in" text:list-level-position-and-space-mode="label-alignment">
          <style:list-level-label-alignment text:label-followed-by="listtab" fo:margin-left="2.1902in" fo:text-indent="-0.2916in"/>
        </style:list-level-properties>
        <style:text-properties style:font-name="Wingdings"/>
      </text:list-level-style-bullet>
      <text:list-level-style-bullet text:level="8" text:style-name="WW_CharLFO1LVL8" text:bullet-char="">
        <style:list-level-properties text:space-before="2.1902in" text:min-label-width="0.2916in" text:list-level-position-and-space-mode="label-alignment">
          <style:list-level-label-alignment text:label-followed-by="listtab" fo:margin-left="2.4819in" fo:text-indent="-0.2916in"/>
        </style:list-level-properties>
        <style:text-properties style:font-name="Wingdings"/>
      </text:list-level-style-bullet>
      <text:list-level-style-bullet text:level="9" text:style-name="WW_CharLFO1LVL9" text:bullet-char="">
        <style:list-level-properties text:space-before="2.4819in" text:min-label-width="0.2916in" text:list-level-position-and-space-mode="label-alignment">
          <style:list-level-label-alignment text:label-followed-by="listtab" fo:margin-left="2.7736in" fo:text-indent="-0.2916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g_ Five</meta:initial-creator>
    <dc:creator>Yang_ Five</dc:creator>
    <meta:creation-date>2018-04-24T00:52:00Z</meta:creation-date>
    <dc:date>2018-04-24T00:52:00Z</dc:date>
    <meta:template xlink:href="Normal.dotm" xlink:type="simple"/>
    <meta:editing-cycles>950</meta:editing-cycles>
    <meta:editing-duration>PT245880S</meta:editing-duration>
    <meta:document-statistic meta:page-count="1" meta:paragraph-count="7" meta:word-count="572" meta:character-count="3829" meta:row-count="27" meta:non-whitespace-character-count="3264"/>
  </office:meta>
</office:document-meta>
</file>